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afc99" officeooo:paragraph-rsid="000af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pátia, a primeira mulher matemática de que se tem conhecimento seguro e detalhado </text:p>
      <text:p text:style-name="P1"/>
      <text:p text:style-name="P1"/>
      <text:p text:style-name="P2">Nascida em uma efervescente cidade do mundo antigo, ela </text:p>
      <text:p text:style-name="P2"/>
      <text:p text:style-name="P2">Hypatia (born c. 355 CE—died March 415, Alexandria) was a mathematician, astronomer, and philosopher who lived in a very turbulent era in Alexandria’s history. She is the earliest female mathematician of whose life and work reasonably detailed knowledge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2:45:17.129000000</meta:creation-date>
    <dc:date>2024-07-31T15:06:11.134000000</dc:date>
    <meta:editing-duration>PT2H20M56S</meta:editing-duration>
    <meta:editing-cycles>1</meta:editing-cycles>
    <meta:document-statistic meta:table-count="0" meta:image-count="0" meta:object-count="0" meta:page-count="1" meta:paragraph-count="3" meta:word-count="62" meta:character-count="401" meta:non-whitespace-character-count="341"/>
    <meta:generator>LibreOffice/7.6.3.2$Windows_X86_64 LibreOffice_project/29d686fea9f6705b262d369fede658f824154cc0</meta:generator>
  </office:meta>
</office:document-meta>
</file>